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192cm" svg:height="2.331cm" svg:x="8.066cm" svg:y="11.261cm">
          <draw:image xlink:href="../pngs/walden-element-b4a.png" xlink:type="simple" xlink:show="embed" xlink:actuate="onLoad">
            <text:p/>
          </draw:image>
        </draw:frame>
        <draw:frame draw:style-name="gr1" draw:text-style-name="P1" draw:layer="layout" svg:width="7.092cm" svg:height="2.175cm" svg:x="0.873cm" svg:y="6.68cm">
          <draw:image xlink:href="../pngs/walden-element-b1e.png" xlink:type="simple" xlink:show="embed" xlink:actuate="onLoad">
            <text:p/>
          </draw:image>
        </draw:frame>
        <draw:frame draw:style-name="gr1" draw:text-style-name="P1" draw:layer="layout" svg:width="9.371cm" svg:height="2.233cm" svg:x="10.679cm" svg:y="1.546cm">
          <draw:image xlink:href="../pngs/walden-element-b1b.png" xlink:type="simple" xlink:show="embed" xlink:actuate="onLoad">
            <text:p/>
          </draw:image>
        </draw:frame>
        <draw:frame draw:style-name="gr1" draw:text-style-name="P1" draw:layer="layout" svg:width="7.238cm" svg:height="2.286cm" svg:x="0.873cm" svg:y="4.267cm">
          <draw:image xlink:href="../pngs/walden-element-b1c.png" xlink:type="simple" xlink:show="embed" xlink:actuate="onLoad">
            <text:p/>
          </draw:image>
        </draw:frame>
        <draw:frame draw:style-name="gr1" draw:text-style-name="P1" draw:layer="layout" svg:width="6.918cm" svg:height="1.91cm" svg:x="10.679cm" svg:y="4.467cm">
          <draw:image xlink:href="../pngs/walden-element-b1d.png" xlink:type="simple" xlink:show="embed" xlink:actuate="onLoad">
            <text:p/>
          </draw:image>
        </draw:frame>
        <draw:frame draw:style-name="gr1" draw:text-style-name="P1" draw:layer="layout" svg:width="9.375cm" svg:height="2.283cm" svg:x="0.873cm" svg:y="1.896cm">
          <draw:image xlink:href="../pngs/walden-element-b1a.png" xlink:type="simple" xlink:show="embed" xlink:actuate="onLoad">
            <text:p/>
          </draw:image>
        </draw:frame>
        <draw:frame draw:style-name="gr1" draw:text-style-name="P1" draw:layer="layout" svg:width="7.446cm" svg:height="2.399cm" svg:x="10.679cm" svg:y="6.474cm">
          <draw:image xlink:href="../pngs/walden-element-b2a.png" xlink:type="simple" xlink:show="embed" xlink:actuate="onLoad">
            <text:p/>
          </draw:image>
        </draw:frame>
        <draw:frame draw:style-name="gr1" draw:text-style-name="P1" draw:layer="layout" svg:width="7.391cm" svg:height="2.472cm" svg:x="0.873cm" svg:y="8.961cm">
          <draw:image xlink:href="../pngs/walden-element-b2b.png" xlink:type="simple" xlink:show="embed" xlink:actuate="onLoad">
            <text:p/>
          </draw:image>
        </draw:frame>
        <draw:frame draw:style-name="gr1" draw:text-style-name="P1" draw:layer="layout" svg:width="5.461cm" svg:height="2.253cm" svg:x="10.652cm" svg:y="9.142cm">
          <draw:image xlink:href="../pngs/walden-element-b2c.png" xlink:type="simple" xlink:show="embed" xlink:actuate="onLoad">
            <text:p/>
          </draw:image>
        </draw:frame>
        <draw:frame draw:style-name="gr1" draw:text-style-name="P1" draw:layer="layout" svg:width="6.604cm" svg:height="2.027cm" svg:x="0.873cm" svg:y="11.592cm">
          <draw:image xlink:href="../pngs/walden-element-b3.png" xlink:type="simple" xlink:show="embed" xlink:actuate="onLoad">
            <text:p/>
          </draw:image>
        </draw:frame>
        <draw:frame draw:style-name="gr1" draw:text-style-name="P1" draw:layer="layout" svg:width="13.97cm" svg:height="2.034cm" svg:x="0.873cm" svg:y="13.725cm">
          <draw:image xlink:href="../pngs/walden-element-b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0.3.2$MacOSX_X86_64 LibreOffice_project/e5f16313668ac592c1bfb310f4390624e3dbfb75</meta:generator>
    <dc:date>2016-07-15T01:16:53.610630000</dc:date>
    <meta:editing-duration>PT4M47S</meta:editing-duration>
    <meta:editing-cycles>4</meta:editing-cycles>
    <meta:document-statistic meta:object-count="11"/>
  </office:meta>
</office:document-meta>
</file>